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eaVspeed_30_13" table:style-name="ta1">
        <table:shapes>
          <draw:frame draw:z-index="0" draw:style-name="gr1" draw:text-style-name="P1" svg:width="159.99mm" svg:height="89.99mm" svg:x="74.86mm" svg:y="1mm">
            <loext:p draw:notify-on-update-of-ranges="areaVspeed_30_13.A1:areaVspeed_30_13.A1 areaVspeed_30_13.A2:areaVspeed_30_13.A18 areaVspeed_30_13.D1:areaVspeed_30_13.D1 areaVspeed_30_13.D2:areaVspeed_30_13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Speed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976224588892" calcext:value-type="float">
            <text:p>0,9762245889</text:p>
          </table:table-cell>
          <table:table-cell office:value-type="float" office:value="0.133813264993" calcext:value-type="float">
            <text:p>0,13381326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94023272512" calcext:value-type="float">
            <text:p>1,9402327251</text:p>
          </table:table-cell>
          <table:table-cell office:value-type="float" office:value="0.274642265987" calcext:value-type="float">
            <text:p>0,2746422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.90515544965" calcext:value-type="float">
            <text:p>3,9051554497</text:p>
          </table:table-cell>
          <table:table-cell office:value-type="float" office:value="0.544141282565" calcext:value-type="float">
            <text:p>0,544141282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.80668831698" calcext:value-type="float">
            <text:p>5,806688317</text:p>
          </table:table-cell>
          <table:table-cell office:value-type="float" office:value="0.835219599384" calcext:value-type="float">
            <text:p>0,8352195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.80792729431" calcext:value-type="float">
            <text:p>7,8079272943</text:p>
          </table:table-cell>
          <table:table-cell office:value-type="float" office:value="1.08032355438" calcext:value-type="float">
            <text:p>1,0803235544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9.83931851316" calcext:value-type="float">
            <text:p>9,8393185132</text:p>
          </table:table-cell>
          <table:table-cell office:value-type="float" office:value="1.4470333426" calcext:value-type="float">
            <text:p>1,44703334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.7723239106" calcext:value-type="float">
            <text:p>11,7723239106</text:p>
          </table:table-cell>
          <table:table-cell office:value-type="float" office:value="1.70158264721" calcext:value-type="float">
            <text:p>1,7015826472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.6475305288" calcext:value-type="float">
            <text:p>13,6475305288</text:p>
          </table:table-cell>
          <table:table-cell office:value-type="float" office:value="1.8895108331" calcext:value-type="float">
            <text:p>1,8895108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5.6566153413" calcext:value-type="float">
            <text:p>15,6566153413</text:p>
          </table:table-cell>
          <table:table-cell office:value-type="float" office:value="2.15657174998" calcext:value-type="float">
            <text:p>2,15657175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.4986872802" calcext:value-type="float">
            <text:p>17,4986872802</text:p>
          </table:table-cell>
          <table:table-cell office:value-type="float" office:value="2.45875838876" calcext:value-type="float">
            <text:p>2,458758388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9.4535731982" calcext:value-type="float">
            <text:p>19,4535731982</text:p>
          </table:table-cell>
          <table:table-cell office:value-type="float" office:value="2.7827375041" calcext:value-type="float">
            <text:p>2,7827375041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1.7004525865" calcext:value-type="float">
            <text:p>21,7004525865</text:p>
          </table:table-cell>
          <table:table-cell office:value-type="float" office:value="2.90967114208" calcext:value-type="float">
            <text:p>2,9096711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3.6105597015" calcext:value-type="float">
            <text:p>23,6105597015</text:p>
          </table:table-cell>
          <table:table-cell office:value-type="float" office:value="3.11373085128" calcext:value-type="float">
            <text:p>3,113730851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5.4799403956" calcext:value-type="float">
            <text:p>25,4799403956</text:p>
          </table:table-cell>
          <table:table-cell office:value-type="float" office:value="3.51949444245" calcext:value-type="float">
            <text:p>3,51949444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.3011158704" calcext:value-type="float">
            <text:p>27,3011158704</text:p>
          </table:table-cell>
          <table:table-cell office:value-type="float" office:value="3.88763385525" calcext:value-type="float">
            <text:p>3,887633855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.1592458791" calcext:value-type="float">
            <text:p>29,1592458791</text:p>
          </table:table-cell>
          <table:table-cell office:value-type="float" office:value="4.18695645801" calcext:value-type="float">
            <text:p>4,186956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1.4537322627" calcext:value-type="float">
            <text:p>31,4537322627</text:p>
          </table:table-cell>
          <table:table-cell office:value-type="float" office:value="4.23917532561" calcext:value-type="float">
            <text:p>4,2391753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2:20:31.210202772</dc:date>
    <meta:editing-duration>PT56S</meta:editing-duration>
    <meta:editing-cycles>1</meta:editing-cycles>
    <meta:document-statistic meta:table-count="1" meta:cell-count="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3" loext:regression-extrapolate-backward="2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952cm" style:legend-expansion="high" chart:style-name="ch2"/>
        <chart:plot-area chart:style-name="ch3" table:cell-range-address="areaVspeed_30_13.A1:areaVspeed_30_13.A18 areaVspeed_30_13.D1:areaVspeed_30_13.D18" chart:data-source-has-labels="row" svg:x="0.32cm" svg:y="0.18cm" svg:width="12.058cm" svg:height="8.64cm">
          <chartooo:coordinate-region svg:x="0.941cm" svg:y="0.379cm" svg:width="11.1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eaVspeed_30_13.D2:areaVspeed_30_13.D18" chart:label-cell-address="areaVspeed_30_13.D1:areaVspeed_30_13.D1" chart:class="chart:scatter">
            <chart:domain table:cell-range-address="areaVspeed_30_13.A2:areaVspeed_30_13.A18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ea</text:p>
                <draw:g>
                  <svg:desc>areaVspeed_30_13.D1:areaVspeed_30_1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areaVspeed_30_13.A2:areaVspeed_30_13.A18</svg:desc>
                </draw:g>
              </table:table-cell>
              <table:table-cell office:value-type="float" office:value="0.976224588892">
                <text:p>0.976224588892</text:p>
                <draw:g>
                  <svg:desc>areaVspeed_30_13.D2:areaVspeed_30_13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94023272512">
                <text:p>1.94023272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.90515544965">
                <text:p>3.9051554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5.80668831698">
                <text:p>5.80668831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.80792729431">
                <text:p>7.80792729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9.83931851316">
                <text:p>9.83931851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1.7723239106">
                <text:p>11.7723239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13.6475305288">
                <text:p>13.6475305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5.6566153413">
                <text:p>15.6566153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7.4986872802">
                <text:p>17.4986872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9.4535731982">
                <text:p>19.4535731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21.7004525865">
                <text:p>21.7004525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3.6105597015">
                <text:p>23.610559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25.4799403956">
                <text:p>25.4799403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7.3011158704">
                <text:p>27.3011158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29.1592458791">
                <text:p>29.1592458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1.4537322627">
                <text:p>31.4537322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